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text-properties style:font-name="Liberation Sans" officeooo:rsid="000d9229" officeooo:paragraph-rsid="000ebf29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4" style:family="paragraph" style:parent-style-name="Standard">
      <style:text-properties style:font-name="Liberation Sans" officeooo:rsid="000ebf29" officeooo:paragraph-rsid="000ebf29"/>
    </style:style>
    <style:style style:name="P5" style:family="paragraph" style:parent-style-name="Standard">
      <style:text-properties style:font-name="Liberation Sans" officeooo:rsid="0011eb66" officeooo:paragraph-rsid="0011eb66"/>
    </style:style>
    <style:style style:name="P6" style:family="paragraph" style:parent-style-name="Standard">
      <style:text-properties style:font-name="Liberation Sans" officeooo:rsid="0011f040" officeooo:paragraph-rsid="0011f04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daa96"/>
    </style:style>
    <style:style style:name="T3" style:family="text">
      <style:text-properties officeooo:rsid="000ebf29"/>
    </style:style>
    <style:style style:name="T4" style:family="text">
      <style:text-properties officeooo:rsid="00102d7a"/>
    </style:style>
    <style:style style:name="T5" style:family="text">
      <style:text-properties officeooo:rsid="0011f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is zasilacza DAN_W_89 + SCAN_GEN</text:p>
      <text:p text:style-name="P1"/>
      <text:p text:style-name="P1"/>
      <text:p text:style-name="P1">Data: 14.08.2025</text:p>
      <text:p text:style-name="P1">Sporządził: K. Olejarczyk</text:p>
      <text:p text:style-name="P1"/>
      <text:p text:style-name="P2">1. Schematy i rozmieszczenie elementów przedstawiono w<text:span text:style-name="T3"> plikach:</text:span></text:p>
      <text:p text:style-name="P2"><text:span text:style-name="T3"><text:tab/></text:span><text:span text:style-name="T1">PS10_DAN_W_89.pdf</text:span></text:p>
      <text:p text:style-name="P4"><text:tab/>...</text:p>
      <text:p text:style-name="P4"/>
      <text:p text:style-name="P2">2. <text:span text:style-name="T2">Testy wykonano na </text:span><text:span text:style-name="T3">płytkach:</text:span></text:p>
      <text:p text:style-name="P2"><text:span text:style-name="T3"><text:tab/></text:span><text:span text:style-name="T2">DAN_W_89 egzemplarz nr 6</text:span></text:p>
      <text:p text:style-name="P2"><text:span text:style-name="T3"><text:tab/>SCAN_GEN.</text:span></text:p>
      <text:p text:style-name="P2"/>
      <text:p text:style-name="P4">3. Zasilanie</text:p>
      <text:p text:style-name="P4"><text:tab/>Vcc=14.9V, <text:s/>Vee=-15.0V, <text:s/>Vpwr=23.5V.</text:p>
      <text:p text:style-name="P4"/>
      <text:p text:style-name="P4">4. Pomiary napięcia referencyjnego</text:p>
      <text:p text:style-name="P4"><text:tab/>U5.1 = 6.79V, <text:s/>U1.19=<text:span text:style-name="T4">4.96V</text:span></text:p>
      <text:p text:style-name="P4"/>
      <text:p text:style-name="P5">5. Pomiary przetwornika DAC (dla Vpwr=0)</text:p>
      <text:p text:style-name="P5"><text:tab/>Dla DB = 1111.1111.1111 = FFF i WR=L, U1.20 = -4.97V, <text:s/>U9.2 = -1.162V</text:p>
      <text:p text:style-name="P4"/>
      <text:p text:style-name="P1"/>
      <text:p text:style-name="P1"/>
      <text:p text:style-name="P1"/>
      <text:p text:style-name="P1"/>
      <text:p text:style-name="P5">XX. Przegląd zasilaczy</text:p>
      <text:p text:style-name="P5"/>
      <text:p text:style-name="P5"/>
      <text:p text:style-name="P5"/>
      <text:p text:style-name="P5"><text:tab/><text:span text:style-name="T5">Sprawne</text:span>: 6, </text:p>
      <text:p text:style-name="P6"><text:tab/>Niesprawne: 2, "bez numeru"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08-14T09:38:09.356270291</dc:date>
    <meta:editing-duration>PT27M3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72" meta:character-count="510" meta:non-whitespace-character-count="441"/>
  </office:meta>
</office:document-meta>
</file>